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07af" officeooo:paragraph-rsid="001807af"/>
    </style:style>
    <style:style style:name="P2" style:family="paragraph" style:parent-style-name="Standard">
      <style:text-properties officeooo:rsid="002f160c" officeooo:paragraph-rsid="001bc476"/>
    </style:style>
    <style:style style:name="P3" style:family="paragraph" style:parent-style-name="Standard">
      <style:text-properties officeooo:rsid="00305386" officeooo:paragraph-rsid="001bc476"/>
    </style:style>
    <style:style style:name="P4" style:family="paragraph" style:parent-style-name="Standard">
      <style:text-properties officeooo:rsid="001bc476" officeooo:paragraph-rsid="001bc476"/>
    </style:style>
    <style:style style:name="P5" style:family="paragraph" style:parent-style-name="Standard">
      <style:text-properties officeooo:rsid="001c0969" officeooo:paragraph-rsid="001c0969"/>
    </style:style>
    <style:style style:name="P6" style:family="paragraph" style:parent-style-name="Standard">
      <style:text-properties officeooo:rsid="002f160c" officeooo:paragraph-rsid="001bc476"/>
    </style:style>
    <style:style style:name="P7" style:family="paragraph" style:parent-style-name="Standard">
      <style:text-properties officeooo:paragraph-rsid="001bc476"/>
    </style:style>
    <style:style style:name="P8" style:family="paragraph" style:parent-style-name="Standard">
      <style:text-properties officeooo:rsid="001bc476" officeooo:paragraph-rsid="001bc476"/>
    </style:style>
    <style:style style:name="P9" style:family="paragraph" style:parent-style-name="Standard">
      <style:text-properties officeooo:rsid="001bc476" officeooo:paragraph-rsid="00238b23"/>
    </style:style>
    <style:style style:name="P10" style:family="paragraph" style:parent-style-name="Standard">
      <style:text-properties officeooo:rsid="00238b23" officeooo:paragraph-rsid="00238b23"/>
    </style:style>
    <style:style style:name="P11" style:family="paragraph" style:parent-style-name="Standard">
      <style:text-properties officeooo:rsid="001c0969" officeooo:paragraph-rsid="001c0969"/>
    </style:style>
    <style:style style:name="P12" style:family="paragraph">
      <style:paragraph-properties fo:text-align="center"/>
    </style:style>
    <style:style style:name="T1" style:family="text">
      <style:text-properties officeooo:rsid="002f160c"/>
    </style:style>
    <style:style style:name="T2" style:family="text">
      <style:text-properties officeooo:rsid="0031d29d"/>
    </style:style>
    <style:style style:name="T3" style:family="text">
      <style:text-properties officeooo:rsid="001c0969"/>
    </style:style>
    <style:style style:name="T4" style:family="text">
      <style:text-properties officeooo:rsid="001dcc34"/>
    </style:style>
    <style:style style:name="T5" style:family="text">
      <style:text-properties officeooo:rsid="00256e08"/>
    </style:style>
    <style:style style:name="T6" style:family="text">
      <style:text-properties officeooo:rsid="001bc476"/>
    </style:style>
    <style:style style:name="gr1" style:family="graphic">
      <style:graphic-properties draw:stroke="solid" svg:stroke-width="0.18mm" svg:stroke-color="#000000" svg:stroke-opacity="75%" draw:stroke-linejoin="miter"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run-through="background" style:vertical-pos="from-top" style:vertical-rel="page" style:horizontal-pos="from-left" style:horizontal-rel="paragraph"/>
    </style:style>
    <style:style style:name="gr3" style:family="graphic">
      <style:graphic-properties draw:stroke="solid" draw:stroke-dash="Dashed_20__28_var_29__20_5" svg:stroke-width="0.18mm" svg:stroke-color="#000000" svg:stroke-opacity="75%" draw:stroke-linejoin="miter"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style>
    <style:style style:name="gr4" style:family="graphic">
      <style:graphic-properties draw:stroke="solid" draw:stroke-dash="Dashed_20__28_var_29__20_4" svg:stroke-width="0.18mm" svg:stroke-color="#000000" svg:stroke-opacity="100%" draw:stroke-linejoin="round" svg:stroke-linecap="butt" draw:textarea-horizontal-align="center" draw:textarea-vertical-align="middle" fo:padding-top="0.09mm" fo:padding-bottom="0.09mm" fo:padding-left="0.09mm" fo:padding-right="0.09mm" style:run-through="back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polygon text:anchor-type="page" text:anchor-page-number="1" draw:z-index="0" draw:name="turtle" draw:style-name="gr1" draw:text-style-name="P12" drawooo:display="printer" svg:width="0mm" svg:height="0mm" svg:x="104.92mm" svg:y="144.89mm" svg:viewBox="0 0 0 0" draw:points="0,0">
        <text:p/>
      </draw:polygon>
      <draw:g text:anchor-type="page" text:anchor-page-number="0" draw:z-index="1" draw:style-name="gr2">
        <draw:path draw:name="turtle" draw:style-name="gr3" draw:text-style-name="P12" svg:width="21.16mm" svg:height="21.16mm" draw:transform="rotate (-3.14159265358979) translate (150.777222222222mm 158.989305555556mm)" svg:viewBox="0 0 2117 2117" svg:d="M847 1288l-221 382-81-301zM1058 176l223 221-223 220-218-220zM1579 1358l-302-81 222 381zM1880 699l-427-115-269 157 426 113zM926 750l-383-221-220 383zM1499 1058l-441-441-441 441 441 441zM1058 2117zM1265 2096zM1464 2036zM1646 1939zM1806 1806zM1939 1646zM2036 1464zM2095 1265zM2117 1058zM2095 852zM2036 653zM1939 471zM1806 310zM1646 178zM1464 81zM1265 21zM1058 0zM852 21zM653 81zM471 178zM310 310zM178 471zM81 653zM21 852zM0 1058zM21 1265zM81 1464zM178 1646zM310 1806zM471 1939zM653 2036zM852 2096zM1058 1058z">
          <text:p/>
        </draw:path>
        <draw:path draw:name="actual" draw:style-name="gr4" draw:text-style-name="P12" svg:width="35.27mm" svg:height="88.18mm" draw:transform="rotate (1.5707963267949) translate (69.6383333333333mm 148.413611111111mm)" svg:viewBox="0 0 3528 8819" svg:d="M0 3528h3528v-3528h-3528zM2 7056v1763h1764v-1763z">
          <text:p/>
        </draw:path>
      </draw:g>
      <text:p text:style-name="P3">CLEARSCREEN</text:p>
      <text:p text:style-name="P3">HOME</text:p>
      <text:p text:style-name="P5">SHOWTURTLE</text:p>
      <text:p text:style-name="P3"/>
      <text:p text:style-name="P7"><text:span text:style-name="T6">TO QUADRATO LATO</text:span></text:p>
      <text:p text:style-name="P2"><text:tab/>ANGOLO = 90</text:p>
      <text:p text:style-name="P2"/>
      <text:p text:style-name="P2"><text:tab/>FORWARD LATO</text:p>
      <text:p text:style-name="P2"><text:tab/>LEFT ANGOLO<text:span text:style-name="T3"><text:tab/></text:span></text:p>
      <text:p text:style-name="P2"><text:tab/>FORWARD LATO</text:p>
      <text:p text:style-name="P2"><text:tab/>LEFT ANGOLO</text:p>
      <text:p text:style-name="P2"><text:tab/>FORWARD LATO</text:p>
      <text:p text:style-name="P2"><text:tab/>LEFT ANGOLO</text:p>
      <text:p text:style-name="P2"><text:tab/>FORWARD LATO</text:p>
      <text:p text:style-name="P4">END</text:p>
      <text:p text:style-name="P4"/>
      <text:p text:style-name="P9">QUADRATO <text:span text:style-name="T5">100</text:span></text:p>
      <text:p text:style-name="P10">PENUP FORWARD 100 PENDOWN</text:p>
      <text:p text:style-name="P9">QUADRATO <text:span text:style-name="T5">50</text:span></text:p>
      <text:p text:style-name="P5"/>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istance="0mm"/>
    <draw:stroke-dash draw:name="Dashed_20__28_var_29__20_5" draw:display-name="Dashed (var) 5" draw:style="rect" draw:dots2="1" draw:dots2-length="0.2mm" draw:distance="0.2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m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9:15:23.597576322</meta:creation-date>
    <dc:date>2016-08-14T17:30:11.795603806</dc:date>
    <meta:editing-duration>PT7H10M47S</meta:editing-duration>
    <meta:editing-cycles>8</meta:editing-cycles>
    <meta:generator>LibreOffice/4.2.8.2$Linux_x86 LibreOffice_project/420m0$Build-2</meta:generator>
    <meta:document-statistic meta:table-count="0" meta:image-count="0" meta:object-count="0" meta:page-count="1" meta:paragraph-count="16" meta:word-count="32" meta:character-count="193" meta:non-whitespace-character-count="168"/>
  </office:meta>
</office:document-meta>
</file>